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-color="#115ea6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5" style:family="graphic" style:parent-style-name="objectwithoutfill">
      <style:graphic-properties svg:stroke-width="0.053cm" svg:stroke-color="#66cc0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66cc00" draw:marker-start="Rounded_20_short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115ea6" draw:opacity="75%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95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5ea6"/>
      <style:paragraph-properties fo:text-align="center"/>
    </style:style>
    <style:style style:name="P3" style:family="paragraph">
      <loext:graphic-properties draw:fill="none" draw:fill-color="#ffffff"/>
      <style:text-properties fo:color="#66cc00" fo:font-size="10pt" style:font-size-asian="10pt" style:font-size-complex="10pt"/>
    </style:style>
    <style:style style:name="P4" style:family="paragraph">
      <loext:graphic-properties draw:fill-color="#115ea6" draw:opacity="75%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66cc00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51cm" svg:y1="8.89cm" svg:x2="13.462cm" svg:y2="8.89cm">
          <text:p/>
        </draw:line>
        <draw:line draw:style-name="gr1" draw:text-style-name="P1" draw:layer="layout" svg:x1="1.651cm" svg:y1="8.89cm" svg:x2="1.651cm" svg:y2="1.651cm">
          <text:p/>
        </draw:line>
        <draw:path draw:style-name="gr2" draw:text-style-name="P1" draw:layer="layout" svg:width="9.712cm" svg:height="6.151cm" draw:transform="skewX (-1.24681397793268E-016) rotate (0.844215759189657) translate (1.64936149582005cm 5.58654373301824cm)" svg:viewBox="0 0 9713 6152" svg:d="M0 2c3059 0 3604-94 3544 929-74 1255-2884 3121-1772 4123 1091 985 2970-303 4408-10 1245 253 2331 137 3533 1108">
          <text:p/>
        </draw:path>
        <draw:custom-shape draw:style-name="gr3" draw:text-style-name="P2" draw:layer="layout" svg:width="0.381cm" svg:height="0.381cm" svg:x="10.66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48cm" svg:height="0.645cm" svg:x="11.049cm" svg:y="3.129cm">
          <draw:text-box>
            <text:p><text:span text:style-name="T1">Gradient</text:span></text:p>
          </draw:text-box>
        </draw:frame>
        <draw:line draw:style-name="gr5" draw:text-style-name="P1" draw:layer="layout" svg:x1="11.049cm" svg:y1="3.238cm" svg:x2="13.081cm" svg:y2="3.238cm">
          <text:p/>
        </draw:line>
        <draw:line draw:style-name="gr6" draw:text-style-name="P1" draw:layer="layout" svg:x1="8.636cm" svg:y1="3.238cm" svg:x2="10.668cm" svg:y2="3.238cm">
          <text:p/>
        </draw:line>
        <draw:custom-shape draw:style-name="gr3" draw:text-style-name="P2" draw:layer="layout" svg:width="0.381cm" svg:height="0.381cm" svg:x="10.668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36cm" svg:y1="3.302cm" svg:x2="8.636cm" svg:y2="5.207cm">
          <text:p/>
        </draw:line>
        <draw:custom-shape draw:style-name="gr8" draw:text-style-name="P4" draw:layer="layout" svg:width="0.381cm" svg:height="0.381cm" svg:x="8.409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967cm" svg:height="0.645cm" svg:x="8.763cm" svg:y="2.667cm">
          <draw:text-box>
            <text:p><text:span text:style-name="T1">-Gradient</text:span></text:p>
          </draw:text-box>
        </draw:frame>
        <draw:frame draw:style-name="gr10" draw:text-style-name="P5" draw:layer="layout" svg:width="2.974cm" svg:height="0.645cm" svg:x="5.08cm" svg:y="7.847cm">
          <draw:text-box>
            <text:p><text:span text:style-name="T2">(local) Minimum</text:span></text:p>
          </draw:text-box>
        </draw:frame>
        <draw:line draw:style-name="gr11" draw:text-style-name="P1" draw:layer="layout" svg:x1="6.477cm" svg:y1="7.366cm" svg:x2="6.477cm" svg:y2="7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18:36:07.800623192</meta:creation-date>
    <dc:date>2016-12-02T15:30:33.296666031</dc:date>
    <meta:editing-duration>PT28M20S</meta:editing-duration>
    <meta:editing-cycles>14</meta:editing-cycles>
    <meta:generator>LibreOffice/5.2.2.2$Linux_X86_64 LibreOffice_project/20m0$Build-2</meta:generator>
    <meta:document-statistic meta:object-count="13"/>
  </office:meta>
</office:document-meta>
</file>